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font-weight="bold" officeooo:rsid="00147711" officeooo:paragraph-rsid="00147711" style:font-size-asian="12.25pt" style:font-weight-asian="bold" style:font-size-complex="14pt" style:font-weight-complex="bold"/>
    </style:style>
    <style:style style:name="P2" style:family="paragraph" style:parent-style-name="Standard">
      <style:text-properties fo:font-size="14pt" fo:font-weight="bold" officeooo:rsid="00147711" officeooo:paragraph-rsid="00152f0f" style:font-size-asian="12.25pt" style:font-weight-asian="bold" style:font-size-complex="14pt" style:font-weight-complex="bold"/>
    </style:style>
    <style:style style:name="P3" style:family="paragraph" style:parent-style-name="Standard">
      <style:text-properties fo:font-size="14pt" fo:font-weight="bold" officeooo:rsid="00147711" officeooo:paragraph-rsid="00173899" style:font-size-asian="12.25pt" style:font-weight-asian="bold" style:font-size-complex="14pt" style:font-weight-complex="bold"/>
    </style:style>
    <style:style style:name="P4" style:family="paragraph" style:parent-style-name="Standard">
      <style:text-properties fo:font-size="14pt" fo:font-weight="bold" officeooo:rsid="00147711" officeooo:paragraph-rsid="0017a5c9" style:font-size-asian="12.25pt" style:font-weight-asian="bold" style:font-size-complex="14pt" style:font-weight-complex="bold"/>
    </style:style>
    <style:style style:name="P5" style:family="paragraph" style:parent-style-name="Standard">
      <style:text-properties fo:font-size="14pt" fo:language="pl" fo:country="PL" fo:font-weight="bold" officeooo:rsid="00192cb2" officeooo:paragraph-rsid="001ac13e" style:font-size-asian="14pt" style:font-weight-asian="bold" style:font-size-complex="14pt" style:font-weight-complex="bold"/>
    </style:style>
    <style:style style:name="P6" style:family="paragraph" style:parent-style-name="Standard">
      <style:text-properties fo:font-size="14pt" fo:language="pl" fo:country="PL" fo:font-weight="bold" officeooo:rsid="001ca7b1" officeooo:paragraph-rsid="001d37cd" style:font-size-asian="12.25pt" style:font-weight-asian="bold" style:font-size-complex="14pt" style:font-weight-complex="bold"/>
    </style:style>
    <style:style style:name="P7" style:family="paragraph" style:parent-style-name="Standard">
      <style:text-properties fo:font-size="14pt" fo:language="pl" fo:country="PL" fo:font-weight="bold" officeooo:rsid="001d37cd" officeooo:paragraph-rsid="001d37cd" style:font-size-asian="12.25pt" style:font-weight-asian="bold" style:font-size-complex="14pt" style:font-weight-complex="bold"/>
    </style:style>
    <style:style style:name="P8" style:family="paragraph" style:parent-style-name="Standard">
      <style:text-properties fo:font-size="14pt" fo:language="pl" fo:country="PL" fo:font-weight="bold" officeooo:rsid="001d37cd" officeooo:paragraph-rsid="001e4eaa" style:font-size-asian="12.25pt" style:font-weight-asian="bold" style:font-size-complex="14pt" style:font-weight-complex="bold"/>
    </style:style>
    <style:style style:name="P9" style:family="paragraph" style:parent-style-name="Standard">
      <style:text-properties fo:font-size="14pt" fo:language="pl" fo:country="PL" fo:font-weight="bold" officeooo:rsid="001d37cd" officeooo:paragraph-rsid="001e85fc" style:font-size-asian="12.25pt" style:font-weight-asian="bold" style:font-size-complex="14pt" style:font-weight-complex="bold"/>
    </style:style>
    <style:style style:name="P10" style:family="paragraph" style:parent-style-name="Standard">
      <style:text-properties fo:font-size="14pt" fo:language="pl" fo:country="PL" fo:font-weight="bold" officeooo:rsid="001d37cd" officeooo:paragraph-rsid="0022ee12" style:font-size-asian="12.25pt" style:font-weight-asian="bold" style:font-size-complex="14pt" style:font-weight-complex="bold"/>
    </style:style>
    <style:style style:name="P11" style:family="paragraph" style:parent-style-name="Standard">
      <style:text-properties fo:font-size="14pt" fo:language="pl" fo:country="PL" fo:font-weight="bold" officeooo:rsid="001f6a0c" officeooo:paragraph-rsid="001f6a0c" style:font-size-asian="12.25pt" style:font-weight-asian="bold" style:font-size-complex="14pt" style:font-weight-complex="bold"/>
    </style:style>
    <style:style style:name="P12" style:family="paragraph" style:parent-style-name="Standard">
      <style:text-properties fo:font-size="12pt" officeooo:rsid="000e61b1" officeooo:paragraph-rsid="000e61b1" style:font-size-asian="10.5pt" style:font-size-complex="12pt"/>
    </style:style>
    <style:style style:name="P13" style:family="paragraph" style:parent-style-name="Standard">
      <style:text-properties fo:font-size="12pt" officeooo:rsid="000e61b1" officeooo:paragraph-rsid="00109b73" style:font-size-asian="10.5pt" style:font-size-complex="12pt"/>
    </style:style>
    <style:style style:name="P14" style:family="paragraph" style:parent-style-name="Standard">
      <style:text-properties fo:font-size="12pt" fo:language="en" fo:country="GB" officeooo:rsid="000d58ac" officeooo:paragraph-rsid="000d58ac" style:font-size-asian="10.5pt" style:font-size-complex="12pt"/>
    </style:style>
    <style:style style:name="P15" style:family="paragraph" style:parent-style-name="Standard">
      <style:text-properties fo:font-size="12pt" fo:font-weight="bold" officeooo:rsid="0017a5c9" officeooo:paragraph-rsid="0017a5c9" style:font-size-asian="10.5pt" style:font-weight-asian="bold" style:font-size-complex="12pt" style:font-weight-complex="bold"/>
    </style:style>
    <style:style style:name="P16" style:family="paragraph" style:parent-style-name="Standard">
      <style:text-properties fo:font-size="12pt" fo:language="pl" fo:country="PL" fo:font-weight="bold" officeooo:rsid="00192cb2" officeooo:paragraph-rsid="001ac13e" style:font-size-asian="12pt" style:font-weight-asian="bold" style:font-size-complex="12pt" style:font-weight-complex="bold"/>
    </style:style>
    <style:style style:name="P17" style:family="paragraph" style:parent-style-name="Standard">
      <style:text-properties fo:font-size="12pt" fo:language="pl" fo:country="PL" fo:font-weight="bold" officeooo:rsid="00192cb2" officeooo:paragraph-rsid="001b7d28" style:font-size-asian="12pt" style:font-weight-asian="bold" style:font-size-complex="12pt" style:font-weight-complex="bold"/>
    </style:style>
    <style:style style:name="P18" style:family="paragraph" style:parent-style-name="Standard">
      <style:text-properties fo:font-size="16pt" fo:language="en" fo:country="GB" officeooo:rsid="0007ad99" officeooo:paragraph-rsid="0007ad99" style:font-size-asian="16pt" style:font-size-complex="16pt"/>
    </style:style>
    <style:style style:name="P19" style:family="paragraph" style:parent-style-name="Standard">
      <style:text-properties fo:font-size="18pt" fo:language="en" fo:country="GB" officeooo:rsid="0024922f" officeooo:paragraph-rsid="0024922f" style:font-size-asian="18pt" style:font-size-complex="18pt"/>
    </style:style>
    <style:style style:name="P20" style:family="paragraph" style:parent-style-name="Standard">
      <style:text-properties fo:font-size="18pt" fo:language="en" fo:country="GB" officeooo:rsid="000e61b1" officeooo:paragraph-rsid="0007ad99" style:font-size-asian="18pt" style:font-size-complex="18pt"/>
    </style:style>
    <style:style style:name="P21" style:family="paragraph" style:parent-style-name="Standard">
      <style:text-properties fo:font-size="12pt" fo:language="en" fo:country="GB" officeooo:rsid="00147711" officeooo:paragraph-rsid="00109b73" style:font-size-asian="10.5pt" style:font-size-complex="12pt"/>
    </style:style>
    <style:style style:name="P22" style:family="paragraph" style:parent-style-name="Standard">
      <style:text-properties fo:font-size="12pt" fo:language="en" fo:country="GB" fo:font-weight="normal" officeooo:rsid="0018aae2" officeooo:paragraph-rsid="0017a5c9" style:font-size-asian="10.5pt" style:font-weight-asian="normal" style:font-size-complex="12pt" style:font-weight-complex="normal"/>
    </style:style>
    <style:style style:name="P23" style:family="paragraph" style:parent-style-name="Standard">
      <style:text-properties fo:font-size="12pt" fo:language="en" fo:country="GB" fo:font-weight="normal" officeooo:rsid="001ac13e" officeooo:paragraph-rsid="001ac13e" style:font-size-asian="10.5pt" style:font-weight-asian="normal" style:font-size-complex="12pt" style:font-weight-complex="normal"/>
    </style:style>
    <style:style style:name="P24" style:family="paragraph" style:parent-style-name="Standard">
      <style:text-properties fo:font-size="12pt" fo:language="en" fo:country="GB" fo:font-weight="normal" officeooo:rsid="001d37cd" officeooo:paragraph-rsid="001d37cd" style:font-size-asian="10.5pt" style:font-weight-asian="normal" style:font-size-complex="12pt" style:font-weight-complex="normal"/>
    </style:style>
    <style:style style:name="P25" style:family="paragraph" style:parent-style-name="Standard">
      <style:text-properties fo:font-size="12pt" fo:language="en" fo:country="GB" fo:font-weight="normal" officeooo:rsid="001e85fc" officeooo:paragraph-rsid="001e4eaa" style:font-size-asian="10.5pt" style:font-weight-asian="normal" style:font-size-complex="12pt" style:font-weight-complex="normal"/>
    </style:style>
    <style:style style:name="P26" style:family="paragraph" style:parent-style-name="Standard">
      <style:text-properties fo:font-size="12pt" fo:language="en" fo:country="GB" fo:font-weight="normal" officeooo:rsid="001e85fc" officeooo:paragraph-rsid="001e85fc" style:font-size-asian="10.5pt" style:font-weight-asian="normal" style:font-size-complex="12pt" style:font-weight-complex="normal"/>
    </style:style>
    <style:style style:name="P27" style:family="paragraph" style:parent-style-name="Standard">
      <style:text-properties fo:font-size="12pt" fo:language="en" fo:country="GB" fo:font-weight="normal" officeooo:rsid="0021638c" officeooo:paragraph-rsid="001e85fc" style:font-size-asian="10.5pt" style:font-weight-asian="normal" style:font-size-complex="12pt" style:font-weight-complex="normal"/>
    </style:style>
    <style:style style:name="P28" style:family="paragraph" style:parent-style-name="Standard">
      <style:text-properties fo:font-size="12pt" fo:language="en" fo:country="GB" fo:font-weight="normal" officeooo:rsid="0021e2b4" officeooo:paragraph-rsid="001e85fc" style:font-size-asian="10.5pt" style:font-weight-asian="normal" style:font-size-complex="12pt" style:font-weight-complex="normal"/>
    </style:style>
    <style:style style:name="P29" style:family="paragraph" style:parent-style-name="Standard">
      <style:text-properties fo:font-size="12pt" fo:language="en" fo:country="GB" fo:font-weight="normal" officeooo:rsid="0022ee12" officeooo:paragraph-rsid="0022ee12" style:font-size-asian="10.5pt" style:font-weight-asian="normal" style:font-size-complex="12pt" style:font-weight-complex="normal"/>
    </style:style>
    <style:style style:name="P30" style:family="paragraph" style:parent-style-name="Standard">
      <style:text-properties fo:font-size="12pt" fo:language="en" fo:country="GB" fo:font-weight="normal" officeooo:rsid="001f6a0c" officeooo:paragraph-rsid="001f6a0c" style:font-size-asian="10.5pt" style:font-weight-asian="normal" style:font-size-complex="12pt" style:font-weight-complex="normal"/>
    </style:style>
    <style:style style:name="P31" style:family="paragraph" style:parent-style-name="Standard">
      <style:text-properties fo:font-size="12pt" fo:language="en" fo:country="GB" fo:font-weight="normal" officeooo:rsid="001ca7b1" officeooo:paragraph-rsid="001b7d28" style:font-size-asian="12pt" style:font-weight-asian="normal" style:font-size-complex="12pt" style:font-weight-complex="normal"/>
    </style:style>
    <style:style style:name="P32" style:family="paragraph" style:parent-style-name="Standard">
      <style:text-properties fo:font-size="12pt" fo:language="en" fo:country="GB" fo:font-weight="bold" officeooo:rsid="001d37cd" officeooo:paragraph-rsid="001d37cd" style:font-size-asian="10.5pt" style:font-weight-asian="bold" style:font-size-complex="12pt" style:font-weight-complex="bold"/>
    </style:style>
    <style:style style:name="P33" style:family="paragraph" style:parent-style-name="Standard">
      <style:text-properties fo:font-size="12pt" fo:language="en" fo:country="GB" fo:font-weight="bold" officeooo:rsid="0022ee12" officeooo:paragraph-rsid="0022ee12" style:font-size-asian="10.5pt" style:font-weight-asian="bold" style:font-size-complex="12pt" style:font-weight-complex="bold"/>
    </style:style>
    <style:style style:name="P34" style:family="paragraph" style:parent-style-name="Standard">
      <style:text-properties fo:font-size="16pt" fo:language="en" fo:country="GB" officeooo:rsid="00147711" officeooo:paragraph-rsid="00147711" style:font-size-asian="14pt" style:font-size-complex="16pt"/>
    </style:style>
    <style:style style:name="P35" style:family="paragraph" style:parent-style-name="Standard">
      <style:text-properties fo:font-size="13pt" fo:language="en" fo:country="GB" fo:font-weight="bold" officeooo:rsid="0017a5c9" officeooo:paragraph-rsid="00194bfa" style:font-size-asian="11.3500003814697pt" style:font-weight-asian="bold" style:font-size-complex="13pt" style:font-weight-complex="bold"/>
    </style:style>
    <style:style style:name="P36" style:family="paragraph" style:parent-style-name="Standard">
      <style:text-properties fo:font-size="13pt" fo:language="en" fo:country="GB" fo:font-weight="bold" officeooo:rsid="001ac13e" officeooo:paragraph-rsid="001ac13e" style:font-size-asian="11.3500003814697pt" style:font-weight-asian="bold" style:font-size-complex="13pt" style:font-weight-complex="bold"/>
    </style:style>
    <style:style style:name="T1" style:family="text">
      <style:text-properties officeooo:rsid="000e61b1"/>
    </style:style>
    <style:style style:name="T2" style:family="text">
      <style:text-properties fo:language="en" fo:country="GB"/>
    </style:style>
    <style:style style:name="T3" style:family="text">
      <style:text-properties fo:language="en" fo:country="GB" officeooo:rsid="000ef7c9"/>
    </style:style>
    <style:style style:name="T4" style:family="text">
      <style:text-properties fo:language="en" fo:country="GB" officeooo:rsid="000f9195"/>
    </style:style>
    <style:style style:name="T5" style:family="text">
      <style:text-properties fo:language="en" fo:country="GB" officeooo:rsid="00109b73"/>
    </style:style>
    <style:style style:name="T6" style:family="text">
      <style:text-properties fo:language="en" fo:country="GB" officeooo:rsid="0011cfed"/>
    </style:style>
    <style:style style:name="T7" style:family="text">
      <style:text-properties fo:language="en" fo:country="GB" officeooo:rsid="00133e22"/>
    </style:style>
    <style:style style:name="T8" style:family="text">
      <style:text-properties fo:language="en" fo:country="GB" officeooo:rsid="00147711"/>
    </style:style>
    <style:style style:name="T9" style:family="text">
      <style:text-properties fo:language="en" fo:country="GB" fo:font-weight="normal" style:font-weight-asian="normal" style:font-weight-complex="normal"/>
    </style:style>
    <style:style style:name="T10" style:family="text">
      <style:text-properties fo:language="en" fo:country="GB" fo:font-weight="normal" officeooo:rsid="00184328" style:font-weight-asian="normal" style:font-weight-complex="normal"/>
    </style:style>
    <style:style style:name="T11" style:family="text">
      <style:text-properties fo:language="en" fo:country="GB" fo:font-weight="normal" officeooo:rsid="00189dc9" style:font-weight-asian="normal" style:font-weight-complex="normal"/>
    </style:style>
    <style:style style:name="T12" style:family="text">
      <style:text-properties fo:language="en" fo:country="GB" fo:font-weight="normal" officeooo:rsid="0018aae2" style:font-weight-asian="normal" style:font-weight-complex="normal"/>
    </style:style>
    <style:style style:name="T13" style:family="text">
      <style:text-properties fo:language="en" fo:country="GB" fo:font-weight="normal" officeooo:rsid="001ac13e" style:font-weight-asian="normal" style:font-weight-complex="normal"/>
    </style:style>
    <style:style style:name="T14" style:family="text">
      <style:text-properties fo:language="en" fo:country="GB" fo:font-weight="normal" officeooo:rsid="00194bfa" style:font-weight-asian="normal" style:font-weight-complex="normal"/>
    </style:style>
    <style:style style:name="T15" style:family="text">
      <style:text-properties fo:language="en" fo:country="GB" fo:font-weight="normal" officeooo:rsid="001b7d28" style:font-weight-asian="normal" style:font-weight-complex="normal"/>
    </style:style>
    <style:style style:name="T16" style:family="text">
      <style:text-properties fo:language="en" fo:country="GB" fo:font-weight="normal" officeooo:rsid="001ca7b1" style:font-weight-asian="normal" style:font-weight-complex="normal"/>
    </style:style>
    <style:style style:name="T17" style:family="text">
      <style:text-properties fo:language="en" fo:country="GB" officeooo:rsid="00184328"/>
    </style:style>
    <style:style style:name="T18" style:family="text">
      <style:text-properties fo:language="en" fo:country="GB" officeooo:rsid="00189dc9"/>
    </style:style>
    <style:style style:name="T19" style:family="text">
      <style:text-properties fo:language="en" fo:country="GB" officeooo:rsid="0018aae2"/>
    </style:style>
    <style:style style:name="T20" style:family="text">
      <style:text-properties fo:language="en" fo:country="GB" officeooo:rsid="001ac13e"/>
    </style:style>
    <style:style style:name="T21" style:family="text">
      <style:text-properties fo:language="en" fo:country="GB" officeooo:rsid="001b7d28"/>
    </style:style>
    <style:style style:name="T22" style:family="text">
      <style:text-properties fo:language="en" fo:country="GB" officeooo:rsid="001ca7b1"/>
    </style:style>
    <style:style style:name="T23" style:family="text">
      <style:text-properties fo:language="en" fo:country="GB" officeooo:rsid="001e85fc"/>
    </style:style>
    <style:style style:name="T24" style:family="text">
      <style:text-properties fo:language="en" fo:country="GB" officeooo:rsid="0021638c"/>
    </style:style>
    <style:style style:name="T25" style:family="text">
      <style:text-properties fo:language="en" fo:country="GB" officeooo:rsid="0021e2b4"/>
    </style:style>
    <style:style style:name="T26" style:family="text">
      <style:text-properties fo:language="en" fo:country="GB" officeooo:rsid="0022ee12"/>
    </style:style>
    <style:style style:name="T27" style:family="text">
      <style:text-properties fo:language="pl" fo:country="PL" officeooo:rsid="00109b73"/>
    </style:style>
    <style:style style:name="T28" style:family="text">
      <style:text-properties fo:font-size="12pt" fo:language="en" fo:country="GB" fo:font-weight="normal" style:font-size-asian="10.5pt" style:font-weight-asian="normal" style:font-size-complex="12pt" style:font-weight-complex="normal"/>
    </style:style>
    <style:style style:name="T29" style:family="text">
      <style:text-properties fo:font-size="12pt" fo:language="en" fo:country="GB" fo:font-weight="normal" officeooo:rsid="00152f0f" style:font-size-asian="10.5pt" style:font-weight-asian="normal" style:font-size-complex="12pt" style:font-weight-complex="normal"/>
    </style:style>
    <style:style style:name="T30" style:family="text">
      <style:text-properties fo:font-size="12pt" fo:language="en" fo:country="GB" fo:font-weight="normal" officeooo:rsid="001576d1" style:font-size-asian="10.5pt" style:font-weight-asian="normal" style:font-size-complex="12pt" style:font-weight-complex="normal"/>
    </style:style>
    <style:style style:name="T31" style:family="text">
      <style:text-properties fo:font-size="12pt" fo:language="en" fo:country="GB" fo:font-weight="normal" officeooo:rsid="00173899" style:font-size-asian="10.5pt" style:font-weight-asian="normal" style:font-size-complex="12pt" style:font-weight-complex="normal"/>
    </style:style>
    <style:style style:name="T32" style:family="text">
      <style:text-properties fo:font-size="12pt" fo:language="en" fo:country="GB" fo:font-weight="normal" officeooo:rsid="0017a5c9" style:font-size-asian="10.5pt" style:font-weight-asian="normal" style:font-size-complex="12pt" style:font-weight-complex="normal"/>
    </style:style>
    <style:style style:name="T33" style:family="text">
      <style:text-properties fo:font-size="12pt" fo:language="en" fo:country="GB" fo:font-weight="normal" officeooo:rsid="00194bfa" style:font-size-asian="10.5pt" style:font-weight-asian="normal" style:font-size-complex="12pt" style:font-weight-complex="normal"/>
    </style:style>
    <style:style style:name="T34" style:family="text">
      <style:text-properties fo:font-size="12pt" fo:language="en" fo:country="GB" fo:font-weight="normal" officeooo:rsid="001ac13e" style:font-size-asian="10.5pt" style:font-weight-asian="normal" style:font-size-complex="12pt" style:font-weight-complex="normal"/>
    </style:style>
    <style:style style:name="T35" style:family="text">
      <style:text-properties fo:font-size="12pt" fo:language="en" fo:country="GB" fo:font-weight="normal" officeooo:rsid="001d37cd" style:font-size-asian="10.5pt" style:font-weight-asian="normal" style:font-size-complex="12pt" style:font-weight-complex="normal"/>
    </style:style>
    <style:style style:name="T36" style:family="text">
      <style:text-properties fo:font-size="12pt" fo:language="en" fo:country="GB" fo:font-weight="normal" officeooo:rsid="001e4eaa" style:font-size-asian="10.5pt" style:font-weight-asian="normal" style:font-size-complex="12pt" style:font-weight-complex="normal"/>
    </style:style>
    <style:style style:name="T37" style:family="text">
      <style:text-properties fo:font-size="12pt" fo:language="en" fo:country="GB" fo:font-weight="normal" officeooo:rsid="001e85fc" style:font-size-asian="10.5pt" style:font-weight-asian="normal" style:font-size-complex="12pt" style:font-weight-complex="normal"/>
    </style:style>
    <style:style style:name="T38" style:family="text">
      <style:text-properties fo:font-size="12pt" fo:language="en" fo:country="GB" fo:font-weight="normal" officeooo:rsid="001f6a0c" style:font-size-asian="10.5pt" style:font-weight-asian="normal" style:font-size-complex="12pt" style:font-weight-complex="normal"/>
    </style:style>
    <style:style style:name="T39" style:family="text">
      <style:text-properties fo:font-size="12pt" fo:language="en" fo:country="GB" fo:font-weight="normal" officeooo:rsid="0021638c" style:font-size-asian="10.5pt" style:font-weight-asian="normal" style:font-size-complex="12pt" style:font-weight-complex="normal"/>
    </style:style>
    <style:style style:name="T40" style:family="text">
      <style:text-properties fo:font-size="12pt" fo:language="en" fo:country="GB" fo:font-weight="normal" officeooo:rsid="002190e1" style:font-size-asian="10.5pt" style:font-weight-asian="normal" style:font-size-complex="12pt" style:font-weight-complex="normal"/>
    </style:style>
    <style:style style:name="T41" style:family="text">
      <style:text-properties fo:font-size="12pt" fo:language="en" fo:country="GB" fo:font-weight="normal" officeooo:rsid="0021e2b4" style:font-size-asian="10.5pt" style:font-weight-asian="normal" style:font-size-complex="12pt" style:font-weight-complex="normal"/>
    </style:style>
    <style:style style:name="T42" style:family="text">
      <style:text-properties fo:font-size="12pt" fo:language="en" fo:country="GB" fo:font-weight="normal" officeooo:rsid="0022ee12" style:font-size-asian="10.5pt" style:font-weight-asian="normal" style:font-size-complex="12pt" style:font-weight-complex="normal"/>
    </style:style>
    <style:style style:name="T43" style:family="text">
      <style:text-properties fo:font-size="12pt" fo:language="en" fo:country="GB" fo:font-weight="normal" officeooo:rsid="0024922f" style:font-size-asian="10.5pt" style:font-weight-asian="normal" style:font-size-complex="12pt" style:font-weight-complex="normal"/>
    </style:style>
    <style:style style:name="T44" style:family="text">
      <style:text-properties fo:font-size="12pt" fo:language="en" fo:country="GB" style:font-size-asian="10.5pt" style:font-size-complex="12pt"/>
    </style:style>
    <style:style style:name="T45" style:family="text">
      <style:text-properties fo:font-size="12pt" fo:language="en" fo:country="GB" officeooo:rsid="00152f0f" style:font-size-asian="10.5pt" style:font-size-complex="12pt"/>
    </style:style>
    <style:style style:name="T46" style:family="text">
      <style:text-properties fo:font-size="12pt" fo:language="en" fo:country="GB" officeooo:rsid="001576d1" style:font-size-asian="10.5pt" style:font-size-complex="12pt"/>
    </style:style>
    <style:style style:name="T47" style:family="text">
      <style:text-properties fo:font-size="12pt" fo:language="en" fo:country="GB" officeooo:rsid="00173899" style:font-size-asian="10.5pt" style:font-size-complex="12pt"/>
    </style:style>
    <style:style style:name="T48" style:family="text">
      <style:text-properties fo:font-size="12pt" fo:language="en" fo:country="GB" officeooo:rsid="0017a5c9" style:font-size-asian="10.5pt" style:font-size-complex="12pt"/>
    </style:style>
    <style:style style:name="T49" style:family="text">
      <style:text-properties fo:font-size="12pt" fo:language="en" fo:country="GB" officeooo:rsid="00194bfa" style:font-size-asian="10.5pt" style:font-size-complex="12pt"/>
    </style:style>
    <style:style style:name="T50" style:family="text">
      <style:text-properties fo:font-size="12pt" fo:language="en" fo:country="GB" officeooo:rsid="001ac13e" style:font-size-asian="10.5pt" style:font-size-complex="12pt"/>
    </style:style>
    <style:style style:name="T51" style:family="text">
      <style:text-properties fo:font-size="12pt" fo:language="en" fo:country="GB" officeooo:rsid="001d37cd" style:font-size-asian="10.5pt" style:font-size-complex="12pt"/>
    </style:style>
    <style:style style:name="T52" style:family="text">
      <style:text-properties fo:font-size="12pt" fo:language="en" fo:country="GB" officeooo:rsid="001e4eaa" style:font-size-asian="10.5pt" style:font-size-complex="12pt"/>
    </style:style>
    <style:style style:name="T53" style:family="text">
      <style:text-properties fo:font-size="12pt" fo:language="en" fo:country="GB" officeooo:rsid="001e85fc" style:font-size-asian="10.5pt" style:font-size-complex="12pt"/>
    </style:style>
    <style:style style:name="T54" style:family="text">
      <style:text-properties fo:font-size="12pt" fo:language="en" fo:country="GB" officeooo:rsid="0021638c" style:font-size-asian="10.5pt" style:font-size-complex="12pt"/>
    </style:style>
    <style:style style:name="T55" style:family="text">
      <style:text-properties fo:font-size="12pt" fo:language="en" fo:country="GB" officeooo:rsid="002190e1" style:font-size-asian="10.5pt" style:font-size-complex="12pt"/>
    </style:style>
    <style:style style:name="T56" style:family="text">
      <style:text-properties fo:font-size="12pt" fo:language="en" fo:country="GB" officeooo:rsid="0021e2b4" style:font-size-asian="10.5pt" style:font-size-complex="12pt"/>
    </style:style>
    <style:style style:name="T57" style:family="text">
      <style:text-properties fo:font-size="12pt" fo:language="en" fo:country="GB" officeooo:rsid="0022ee12" style:font-size-asian="10.5pt" style:font-size-complex="12pt"/>
    </style:style>
    <style:style style:name="T58" style:family="text">
      <style:text-properties fo:font-size="12pt" fo:font-weight="normal" style:font-size-asian="10.5pt" style:font-weight-asian="normal" style:font-size-complex="12pt"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19">Katarzyna Hasal, University of Wroclaw</text:p>
      <text:p text:style-name="P18">Project documentation</text:p>
      <text:p text:style-name="P20"/>
      <text:p text:style-name="P14"><text:s/><text:tab/>As my final project I have created a simple adventure game. <text:span text:style-name="T1">Program consists of </text:span><text:s/><text:span text:style-name="T1">the following classes:</text:span></text:p>
      <text:p text:style-name="P14">- <text:span text:style-name="T1">Game,</text:span></text:p>
      <text:p text:style-name="P14">- <text:span text:style-name="T1">Dog,</text:span></text:p>
      <text:p text:style-name="P14">- <text:span text:style-name="T1">Enemy,</text:span></text:p>
      <text:p text:style-name="P14">- <text:span text:style-name="T1">Cat,</text:span></text:p>
      <text:p text:style-name="P14">- <text:span text:style-name="T1">Dogcatcher,</text:span></text:p>
      <text:p text:style-name="P14">- <text:span text:style-name="T1">Bone,</text:span></text:p>
      <text:p text:style-name="P14">- <text:span text:style-name="T1">Cross,</text:span></text:p>
      <text:p text:style-name="P14">- <text:span text:style-name="T1">Puppy,</text:span></text:p>
      <text:p text:style-name="P14">- <text:span text:style-name="T1">Key,</text:span></text:p>
      <text:p text:style-name="P14">- <text:span text:style-name="T1">Projectile.</text:span></text:p>
      <text:p text:style-name="P12"><text:span text:style-name="T2"><text:s/><text:tab/>Classes are related witch each other. Connections</text:span> <text:span text:style-name="T2">between</text:span> <text:span text:style-name="T2">them are presented on the UML diagram. </text:span><text:span text:style-name="T3">In this document I will</text:span><text:span text:style-name="T2"> </text:span><text:span text:style-name="T3">explain architecture of the whole system and describe each class, its mehtods and attributes. </text:span></text:p>
      <text:p text:style-name="P13"><text:span text:style-name="T3"><text:tab/>My project uses pygame module, it is strongly dependent from it. The most important class, that is responsible for running game is Game class. It is like the centre of system. All objects are connected to it and in some way dependent from it. This class use all other classes, put them together and run the game. That is why all objects are in composition relation with it. When we initialize this class, it creates all other objects a</text:span><text:span text:style-name="T4">nd when they are no longer needed removes them. </text:span></text:p>
      <text:p text:style-name="P13"><text:span text:style-name="T4"><text:tab/></text:span><text:span text:style-name="T5">Then there are 9 further classes</text:span><text:span text:style-name="T27"> </text:span><text:span text:style-name="T6">of objects</text:span><text:span text:style-name="T27">. </text:span><text:span text:style-name="T6">We can divide them into two groups: active and passive. Active objects perform actions visible on the screen, they move randomly or are controlled by user. They are responsible for action in game, therefore they are crucial for the system, their implementation is similar in some places. </text:span><text:span text:style-name="T7">They often change their state, in each tick (time unit) they <text:s/>change their position. This group includes classes that have method tick. So these are: Dog (ticking controlled by user), Enemy, Cat, Dogcatcher (move randomly) and Projectile (move in determined way). Passive objects are used by other objects to perform some action. When we fix their position during initialization, they remain there for the whole game (or until they are removed). </text:span><text:span text:style-name="T8">Even though they cannot move they still have some impact on programme, which will be described in class description. <text:s/></text:span></text:p>
      <text:p text:style-name="P21"/>
      <text:p text:style-name="P34">Classes description:</text:p>
      <text:p text:style-name="P1"><text:span text:style-name="T2"><text:tab/>Game</text:span><text:span text:style-name="T9"> </text:span><text:span text:style-name="T28">as it is said above, this class is responsible for running the programme. This means, that it contains game loop, where all events are handled and objects are drawn on the screen. <text:s/></text:span><text:span text:style-name="T29">Some of it’s attributes are used to set up the game properly, we have attributes:</text:span></text:p>
      <text:p text:style-name="P2"><text:span text:style-name="T29">-</text:span><text:span text:style-name="T45">tps_max</text:span><text:span text:style-name="T29"> – determine how many times per second objects can tick, </text:span><text:span text:style-name="T45">tps_delta </text:span><text:span text:style-name="T29">controls </text:span><text:span text:style-name="T30">frequency of ticks and </text:span><text:span text:style-name="T46">clock</text:span><text:span text:style-name="T30"> counts time. T</text:span><text:span text:style-name="T29">his attribute</text:span><text:span text:style-name="T30">s</text:span><text:span text:style-name="T29"> </text:span><text:span text:style-name="T30">are</text:span><text:span text:style-name="T29"> used to make sure, that speed of the game will be the same regardless the device on which we run it,</text:span></text:p>
      <text:p text:style-name="P1"><text:span text:style-name="T29">-</text:span><text:span text:style-name="T46">screen –</text:span><text:span text:style-name="T30"> this is display, on which we draw all objects in game,</text:span></text:p>
      <text:p text:style-name="P1"><text:span text:style-name="T30">-</text:span><text:span text:style-name="T46">puppy</text:span><text:span text:style-name="T30"> – this is class Puppy object. The aim of this game is to save the puppy, we need this attribute to enable it to be drawn and perform other actions. </text:span></text:p>
      <text:p text:style-name="P3"><text:span text:style-name="T30">- </text:span><text:span text:style-name="T46">rects –</text:span><text:span text:style-name="T30"> it is a list of pygame.Rect objects, game uses them to prepare the environment of the game. It allows to specify fields where other objects cannot appear. </text:span><text:span text:style-name="T31">So this is the place where game creates ‘labyrinth’.</text:span></text:p>
      <text:p text:style-name="P3"><text:span text:style-name="T31"><text:s/></text:span><text:span text:style-name="T30">-</text:span><text:span text:style-name="T31">then we have attributes, that are objects of other classes, this is the place where they are created. So we have </text:span><text:span text:style-name="T47">player </text:span><text:span text:style-name="T31">(class Dog), </text:span><text:span text:style-name="T47">dogcatcher </text:span><text:span text:style-name="T31">(Dogcatcher) and <text:s/></text:span><text:span text:style-name="T47">key</text:span><text:span text:style-name="T31"> (Key). This objects are ‘unique’ </text:span><text:soft-page-break/><text:span text:style-name="T31">for each Game, it means that in each Game object there is only one Dog, Dogcatcher and Key (of course it can be easily modified but it is assumption of this game),</text:span></text:p>
      <text:p text:style-name="P4"><text:span text:style-name="T31">- attributes that are lists of objects, </text:span><text:span text:style-name="T32">that perform some actions. </text:span><text:span text:style-name="T48">Proj –</text:span><text:span text:style-name="T29"> </text:span><text:span text:style-name="T32">at the beginning empty list, during the game it can contain from 0 to 5 Projectile objects</text:span><text:span text:style-name="T48">,</text:span><text:span text:style-name="T32"> </text:span><text:span text:style-name="T48">cats –</text:span><text:span text:style-name="T32"> list of Cat objects, we can specify it’s length while initializing Game, </text:span><text:span text:style-name="T48">bones</text:span><text:span text:style-name="T32"> – Bone objects (default 4), </text:span><text:span text:style-name="T48">crosses –</text:span><text:span text:style-name="T32"> Cross objects (default 5).</text:span></text:p>
      <text:p text:style-name="P4"><text:span text:style-name="T32">- visual attributes: </text:span><text:span text:style-name="T48">ic –</text:span><text:span text:style-name="T32"> list of score-display images, </text:span><text:span text:style-name="T48">font </text:span><text:span text:style-name="T32">and </text:span><text:span text:style-name="T48">instruct_f –</text:span><text:span text:style-name="T32"> fonts used in game,</text:span></text:p>
      <text:p text:style-name="P4"><text:span text:style-name="T48">- over –</text:span><text:span text:style-name="T32"> int type, it is responsible for controlling state of game. At the beginning 2 (until we start playing), then 0 – while game is on, 1 – when we won and -1 when we lose.</text:span></text:p>
      <text:p text:style-name="P35"><text:tab/></text:p>
      <text:p text:style-name="P35"><text:tab/>Methods:</text:p>
      <text:p text:style-name="P15"><text:span text:style-name="T2">- __init__(</text:span><text:span text:style-name="T17">num_cats, speed_cats, speed_dc, play=True)</text:span><text:span text:style-name="T10"> – the most important method in whole game, as was said above it creates all other object and contains main game loop, game continues until it is broken. User can specify how hard he want a game to be, by choosing number of cats on the screen, their speed and speed of boss – dog catcher. There is also boolean parameter (default = True) in which we specify if we want to physically play the game or just to create structure (e.g. for testing). After setting everything up it starts while loop (if play is True), where all events are handle, time is controlled and each time it calls </text:span><text:span text:style-name="T17">tick() </text:span><text:span text:style-name="T10">and </text:span><text:span text:style-name="T17">draw() </text:span><text:span text:style-name="T10">methods.</text:span></text:p>
      <text:p text:style-name="P15"><text:span text:style-name="T10">- </text:span><text:span text:style-name="T17">tick()</text:span><text:span text:style-name="T10"> - </text:span><text:span text:style-name="T11">very important </text:span><text:span text:style-name="T10">method that is </text:span><text:span text:style-name="T11">responsible for changes in objects. It uses all ‘active’ (moveable) objects and tells them one by one to move (change position). It is also a place where objects interact with each other. It checks some conditions that are necessary to call some other methods. For example checks if projectile hitbox intersects with cat hitbox, and then calls Projectile method </text:span><text:span text:style-name="T18">hit(cat),</text:span></text:p>
      <text:p text:style-name="P15"><text:span text:style-name="T18">- draw()</text:span><text:span text:style-name="T11"> - also very important for the system, responsible for drawing each object on the screen. Moreover it creates game status panel, </text:span><text:span text:style-name="T12">initial instruction, small instruction and final message.</text:span></text:p>
      <text:p text:style-name="P15"><text:span text:style-name="T12">- </text:span><text:span text:style-name="T19">game_over()</text:span><text:span text:style-name="T12"> - method called when player has lost the game. Clears the screen, stops all ticking and plays loosing sound.</text:span></text:p>
      <text:p text:style-name="P15"><text:span text:style-name="T12">- </text:span><text:span text:style-name="T19">win() - </text:span><text:span text:style-name="T12">corresponding to previous, but when player wins the game.</text:span></text:p>
      <text:p text:style-name="P22"/>
      <text:p text:style-name="P5"><text:tab/>Dog <text:span text:style-name="T58">is second im</text:span><text:span text:style-name="T28">portant class in the system. It is interactive object, which is controlled by user. It has a number of methods, that are triggered by relevant in-game actions performed by user. </text:span><text:span text:style-name="T33">It’s first argument is </text:span><text:span text:style-name="T49">game</text:span><text:span text:style-name="T33"> which is a Game object in which is Dog object. Then </text:span><text:span text:style-name="T49">speed</text:span><text:span text:style-name="T33"> (default 2), </text:span><text:span text:style-name="T49">pos</text:span><text:span text:style-name="T33"> – stands for position, initially it is the middle of the screen, changes during game. </text:span><text:span text:style-name="T49">Icon</text:span><text:span text:style-name="T33"> is a list of 2 images, first – dog walking left, second – dog walking right. They change depending on which side dog is walking, and that says attribute names </text:span><text:span text:style-name="T49">d</text:span><text:span text:style-name="T33"> (default in right side), this attribute is Vector2 object (from module pygame.math) and is responsible also for setting direction of projectile. There are 2 counting attributes: </text:span><text:span text:style-name="T49">bones</text:span><text:span text:style-name="T33"> – how many bones </text:span><text:span text:style-name="T34">Dog has already eaten, </text:span><text:span text:style-name="T50">lives</text:span><text:span text:style-name="T34"> (default 5) – how many lives he has left. Boolean attributes: </text:span><text:span text:style-name="T50">key</text:span><text:span text:style-name="T34"> – if Dog has a key, </text:span><text:span text:style-name="T50">attacked –</text:span><text:span text:style-name="T34"> if dog is currently attacked (technical attribute, to make sure that each contact with cat takes only 1 life), and </text:span><text:span text:style-name="T50">stop</text:span><text:span text:style-name="T34"> – if dog can move. </text:span><text:span text:style-name="T50">start_time – </text:span><text:span text:style-name="T34">time when Dog started to dig in </text:span><text:span text:style-name="T50">cross</text:span><text:span text:style-name="T34"> – attributes to handle digging.</text:span></text:p>
      <text:p text:style-name="P23"/>
      <text:p text:style-name="P36"><text:tab/>Methods:</text:p>
      <text:p text:style-name="P16"><text:span text:style-name="T13">- </text:span><text:span text:style-name="T20">__init__(game) –</text:span><text:span text:style-name="T13"> creates object, game – Game parameter,</text:span></text:p>
      <text:p text:style-name="P16"><text:span text:style-name="T13">- </text:span><text:span text:style-name="T20">tick()</text:span><text:span text:style-name="T14"> - </text:span><text:span text:style-name="T15">responsible for movement, if </text:span><text:span text:style-name="T21">stop </text:span><text:span text:style-name="T15">is False then object changes its position depending on which key presses the user, serves also digging and picking key. If </text:span><text:span text:style-name="T21">stop</text:span><text:span text:style-name="T15"> is True it counts down time when Dog can move again.</text:span></text:p>
      <text:p text:style-name="P17"><text:span text:style-name="T15">- </text:span><text:span text:style-name="T21">pick_key(key) - </text:span><text:span text:style-name="T15"><text:s/>uses Key class, collects key (not physically, Dog does not remember Key object), sets </text:span><text:span text:style-name="T21">key</text:span><text:span text:style-name="T15"> attribute to True,</text:span></text:p>
      <text:p text:style-name="P17"><text:span text:style-name="T15">- </text:span><text:span text:style-name="T21">draw() - </text:span><text:span text:style-name="T15"><text:s/>drawing object, its hitbox and time counter when needed,</text:span></text:p>
      <text:p text:style-name="P17"><text:span text:style-name="T15">- </text:span><text:span text:style-name="T21">is_close_to(other) - </text:span><text:span text:style-name="T15"><text:s/>other is parameter of any class which has </text:span><text:span text:style-name="T21">pos </text:span><text:span text:style-name="T15">attribute. Returns boolean value, needed to check if Dog can perform some actions,</text:span></text:p>
      <text:p text:style-name="P17"><text:span text:style-name="T21">- eat_bone(bone) - </text:span><text:span text:style-name="T15"><text:s/>bone – Bone object, handle bone eating, use Bone class,</text:span></text:p>
      <text:p text:style-name="P17"><text:soft-page-break/><text:span text:style-name="T15">- </text:span><text:span text:style-name="T21">dig(cross) – </text:span><text:span text:style-name="T15">called when </text:span><text:span text:style-name="T16">conditions to dig are fulfilled, uses Cross class,</text:span></text:p>
      <text:p text:style-name="P17"><text:span text:style-name="T16">- </text:span><text:span text:style-name="T22">be_attacked() - </text:span><text:span text:style-name="T16">called, when attacked by a Cat,</text:span></text:p>
      <text:p text:style-name="P17"><text:span text:style-name="T16">-</text:span><text:span text:style-name="T22"> bark() </text:span><text:span text:style-name="T16">- if possible creates projectile,</text:span></text:p>
      <text:p text:style-name="P17"><text:span text:style-name="T16">- </text:span><text:span text:style-name="T22">open() - </text:span><text:span text:style-name="T16">uses Puppy class, called when conditions are fulfilled,</text:span></text:p>
      <text:p text:style-name="P17"><text:span text:style-name="T16">- </text:span><text:span text:style-name="T22">freeze() - </text:span><text:span text:style-name="T16">Dog unable to move for 3 seconds.</text:span></text:p>
      <text:p text:style-name="P31"/>
      <text:p text:style-name="P6"><text:span text:style-name="T2"><text:tab/>Enemy</text:span><text:span text:style-name="T28"> – object from this class are active – they move in randomized way. When they are close to Dog object </text:span><text:span text:style-name="T35">it triggers different actions. It has </text:span><text:span text:style-name="T51">game</text:span><text:span text:style-name="T35"> attribute, </text:span><text:span text:style-name="T51">leng </text:span><text:span text:style-name="T35">and </text:span><text:span text:style-name="T51">d </text:span><text:span text:style-name="T35">which are responsible for randomness of movement and </text:span><text:span text:style-name="T51">speed –</text:span><text:span text:style-name="T35"> sets the speed. </text:span></text:p>
      <text:p text:style-name="P32"><text:tab/>Methods:<text:tab/></text:p>
      <text:p text:style-name="P7"><text:span text:style-name="T44">- tick() - </text:span><text:span text:style-name="T28">the most important method for Enemy objects, it handles random movement of this objects. It takes into consideration screen edges and ‘labyrinth’ set in Game. It choose </text:span><text:span text:style-name="T44">leng</text:span><text:span text:style-name="T28"> value – how many steps in one direction to make and </text:span><text:span text:style-name="T44">d</text:span><text:span text:style-name="T28"> – what is the direction. And then it makes those steps until leng is 0 or it meets some obstacle.</text:span></text:p>
      <text:p text:style-name="P24"/>
      <text:p text:style-name="P7"><text:span text:style-name="T2"><text:tab/>Cat(Enemy) – </text:span><text:span text:style-name="T28">subclass of Enemy, </text:span><text:span text:style-name="T36">moves in way described above, but has some more attributes. </text:span><text:span text:style-name="T52">Icon – </text:span><text:span text:style-name="T36">image to be shown on the screen, </text:span><text:span text:style-name="T52">health – </text:span><text:span text:style-name="T36">int (def. 5), </text:span><text:span text:style-name="T52">pos –</text:span><text:span text:style-name="T36"> randomly choose w coordinate,</text:span><text:span text:style-name="T52"> </text:span><text:span text:style-name="T36">and </text:span><text:span text:style-name="T52">rect</text:span><text:span text:style-name="T36"> to make sure it is in legal spot. </text:span></text:p>
      <text:p text:style-name="P7"><text:span text:style-name="T36"><text:tab/></text:span><text:span text:style-name="T52">Methods:</text:span></text:p>
      <text:p text:style-name="P8"><text:span text:style-name="T52">-__init__(game, speed) - </text:span><text:span text:style-name="T36"><text:s/>inherits from Enemy, creates additional attributes in legal way,</text:span></text:p>
      <text:p text:style-name="P8"><text:span text:style-name="T36">- </text:span><text:span text:style-name="T52">attack()</text:span><text:span text:style-name="T36"> - uses Dog class, called when </text:span><text:span text:style-name="T52">can_attack() </text:span><text:span text:style-name="T36">is True,</text:span></text:p>
      <text:p text:style-name="P8"><text:span text:style-name="T36">- </text:span><text:span text:style-name="T52">can_attack() - </text:span><text:span text:style-name="T36">checks if Cat is close to Dog so it can attack it,</text:span></text:p>
      <text:p text:style-name="P8"><text:span text:style-name="T36">- </text:span><text:span text:style-name="T52">draw()</text:span><text:span text:style-name="T36"> - drawing icon, hit box and health bar on the screen,</text:span></text:p>
      <text:p text:style-name="P8"><text:span text:style-name="T36">- </text:span><text:span text:style-name="T52">meow(attack=True) – </text:span><text:span text:style-name="T36">static method, responsible for cat sounds depending on situation</text:span><text:span text:style-name="T37"> – if cat attacks or is attacked,</text:span></text:p>
      <text:p text:style-name="P25"/>
      <text:p text:style-name="P8"><text:span text:style-name="T23"><text:tab/>Dogcatcher(Enemy) – </text:span><text:span text:style-name="T37">another subclass of enemy – boss. It has two hit boxex – big one and small one. When Dog hit box intersects big it freezes, when small the game is over. Additional attributes </text:span><text:span text:style-name="T53">icon</text:span><text:span text:style-name="T37"> – list of 2 icons, going left and right, </text:span><text:span text:style-name="T53">r</text:span><text:span text:style-name="T37"> – boolean saying if it goes right and </text:span><text:span text:style-name="T53">pos</text:span><text:span text:style-name="T37">.</text:span></text:p>
      <text:p text:style-name="P8"><text:span text:style-name="T37"><text:tab/></text:span><text:span text:style-name="T53">Methods:</text:span></text:p>
      <text:p text:style-name="P8"><text:span text:style-name="T53">- is_close_to() - </text:span><text:span text:style-name="T37"><text:s/>uses Dog, checks if Dog’s hit box intersects with smaller hit box,</text:span></text:p>
      <text:p text:style-name="P8"><text:span text:style-name="T37">-</text:span><text:span text:style-name="T53"> catch() - </text:span><text:span text:style-name="T37">if previous returns True this ends the game,</text:span></text:p>
      <text:p text:style-name="P9"><text:span text:style-name="T37">- </text:span><text:span text:style-name="T53">can_shot() - </text:span><text:span text:style-name="T37">uses Dog, checks if Dog’s hit box intersects with bigger hit box,</text:span></text:p>
      <text:p text:style-name="P9"><text:span text:style-name="T37">- </text:span><text:span text:style-name="T53">shot() - <text:s/></text:span><text:span text:style-name="T37">if previous returns True, stops Dog for 3 seconds,</text:span></text:p>
      <text:p text:style-name="P9"><text:span text:style-name="T37">- </text:span><text:span text:style-name="T53">draw() - </text:span><text:span text:style-name="T37"><text:s/>draw proper icon and hitboxes,</text:span></text:p>
      <text:p text:style-name="P9"><text:span text:style-name="T37">- </text:span><text:span text:style-name="T53">tick() - </text:span><text:span text:style-name="T37">inherit from Enemy class, adds </text:span><text:span text:style-name="T53">r</text:span><text:span text:style-name="T37"> attribute control (to use proper icon).</text:span></text:p>
      <text:p text:style-name="P26"/>
      <text:p text:style-name="P9"><text:span text:style-name="T37"><text:tab/></text:span><text:span text:style-name="T23">Projectile() - </text:span><text:span text:style-name="T38">the last ticking class. It is a sound wave released by Dog when it barks. There could be no more than 5 at a time in Game (then Dog just makes normal sounds). So it is in composition relation with Dog. Once released it goes freely in one side (left or right) until it meets Cat or goes out of the screen. </text:span></text:p>
      <text:p text:style-name="P9"><text:span text:style-name="T38"><text:tab/></text:span><text:span text:style-name="T54">Methods:</text:span></text:p>
      <text:p text:style-name="P9"><text:span text:style-name="T54">- __init__(game, x, y, d) – </text:span><text:span text:style-name="T39">takes all attributes from Dog, </text:span><text:span text:style-name="T54">x, y – </text:span><text:span text:style-name="T39">are Dog position when releasing a Projectile, </text:span><text:span text:style-name="T54">y</text:span><text:span text:style-name="T39"> is constant and </text:span><text:span text:style-name="T54">x</text:span><text:span text:style-name="T39"> changes in each tick. </text:span><text:span text:style-name="T54">D</text:span><text:span text:style-name="T39"> is for direction of Projectile (+/- speed of Dog). It creates also </text:span><text:span text:style-name="T54">icon </text:span><text:span text:style-name="T39">attribute,</text:span></text:p>
      <text:p text:style-name="P9"><text:span text:style-name="T39">-</text:span><text:span text:style-name="T54"> draw() - </text:span><text:span text:style-name="T39">responsible for drawing</text:span></text:p>
      <text:p text:style-name="P9"><text:span text:style-name="T37">-</text:span><text:span text:style-name="T54">tick() - </text:span><text:span text:style-name="T39">movement,</text:span></text:p>
      <text:p text:style-name="P9"><text:span text:style-name="T37">- </text:span><text:span text:style-name="T53"><text:s/></text:span><text:span text:style-name="T54">hit(cat) – </text:span><text:span text:style-name="T39">if conditions are fulfilled it hits cat, uses Cat class.</text:span></text:p>
      <text:p text:style-name="P27"/>
      <text:p text:style-name="P9"><text:soft-page-break/><text:span text:style-name="T39"><text:tab/></text:span><text:span text:style-name="T24">Puppy() - </text:span><text:span text:style-name="T40">each game has one object of this type, it is object that ends game (wins). It has attributes </text:span><text:span text:style-name="T55">icon, game, pos </text:span><text:span text:style-name="T40">(constant), </text:span><text:span text:style-name="T55">rect</text:span><text:span text:style-name="T40"> – it is in Game.rects so no object can intersect with it and </text:span><text:span text:style-name="T55">cage</text:span><text:span text:style-name="T53"> – ‘</text:span><text:span text:style-name="T40">resistance of cage’.</text:span></text:p>
      <text:p text:style-name="P9"><text:span text:style-name="T40"><text:tab/></text:span><text:span text:style-name="T55">Methods:</text:span></text:p>
      <text:p text:style-name="P9"><text:span text:style-name="T55">- draw() - </text:span><text:span text:style-name="T40">draws relevant icon (with cage normally, when game is won without),</text:span></text:p>
      <text:p text:style-name="P9"><text:span text:style-name="T55">- cry()</text:span><text:span text:style-name="T40"> - static method, makes crying sounds randomly,</text:span></text:p>
      <text:p text:style-name="P9"><text:span text:style-name="T55">- cage_open()- </text:span><text:span text:style-name="T40">Dog object uses it when it opens </text:span><text:span text:style-name="T41">cage, each call takes 1 point from </text:span><text:span text:style-name="T56">cage</text:span><text:span text:style-name="T41">,</text:span></text:p>
      <text:p text:style-name="P9"><text:span text:style-name="T56">- go_out() - </text:span><text:span text:style-name="T41">called when cage is destroyed, ends game.</text:span></text:p>
      <text:p text:style-name="P28"/>
      <text:p text:style-name="P9"><text:span text:style-name="T25"><text:tab/>Key() - </text:span><text:span text:style-name="T41">unique in each Game, attributes </text:span><text:span text:style-name="T56">game, icon, </text:span><text:span text:style-name="T41">boolean </text:span><text:span text:style-name="T56">is_picked and is_visible </text:span><text:span text:style-name="T41">and </text:span><text:span text:style-name="T56">pos</text:span><text:span text:style-name="T41"> – it takes it from the Cross it is hidden in, at the beginning None.</text:span></text:p>
      <text:p text:style-name="P9"><text:span text:style-name="T41"><text:tab/></text:span><text:span text:style-name="T56">Methods:</text:span></text:p>
      <text:p text:style-name="P9"><text:span text:style-name="T56">- draw() - </text:span><text:span text:style-name="T41">drawing when is visible,</text:span></text:p>
      <text:p text:style-name="P9"><text:span text:style-name="T56">- get_picked() - </text:span><text:span text:style-name="T41">called by Dog when it picks it,</text:span></text:p>
      <text:p text:style-name="P28"/>
      <text:p text:style-name="P10"><text:span text:style-name="T41"><text:tab/></text:span><text:span text:style-name="T25">Cross() - </text:span><text:span text:style-name="T42">objects put randomly on screen, marking possible locations of Key, which is hidden in one of them. Attributes: </text:span><text:span text:style-name="T57">game, pos, rect, is_empty </text:span><text:span text:style-name="T42">(bool)</text:span><text:span text:style-name="T57">, icon </text:span><text:span text:style-name="T42">and </text:span><text:span text:style-name="T57">key</text:span><text:span text:style-name="T42"> which is None when Cross is empty and is Key object otherwise.</text:span></text:p>
      <text:p text:style-name="P10"><text:span text:style-name="T42"><text:tab/></text:span><text:span text:style-name="T57">Methods:</text:span></text:p>
      <text:p text:style-name="P10"><text:span text:style-name="T42">-</text:span><text:span text:style-name="T57">hide_key(key) - </text:span><text:span text:style-name="T42"><text:s/>uses Key object, called in initialization of Game, on randomly chosen Cross,</text:span></text:p>
      <text:p text:style-name="P10"><text:span text:style-name="T57">- dig_in() - </text:span><text:span text:style-name="T42">called when Dog finished digging in Cross, removes it from the Game and if there was a Key inside it is shown,</text:span></text:p>
      <text:p text:style-name="P33">- draw(),</text:p>
      <text:p text:style-name="P29"/>
      <text:p text:style-name="P10"><text:span text:style-name="T42"><text:s/><text:tab/></text:span><text:span text:style-name="T26">Bone() - </text:span><text:span text:style-name="T42">object put randomly on screen, Dog needs to eat them all to be able to win game. It has attributes </text:span><text:span text:style-name="T57">game, pos, rect, icon. </text:span></text:p>
      <text:p text:style-name="P10"><text:span text:style-name="T42"><text:tab/></text:span><text:span text:style-name="T57">Methods:</text:span></text:p>
      <text:p text:style-name="P33">- draw()</text:p>
      <text:p text:style-name="P9"><text:span text:style-name="T55">-</text:span><text:span text:style-name="T57">get_eaten() </text:span><text:span text:style-name="T42">- </text:span><text:span text:style-name="T43">Dog triggers it when eats the bone, it is removed from the game.</text:span></text:p>
      <text:p text:style-name="P26"/>
      <text:p text:style-name="P26"/>
      <text:p text:style-name="P26"/>
      <text:p text:style-name="P11"><text:span text:style-name="T37">S</text:span><text:span text:style-name="T28">ources of icons and sounds:</text:span></text:p>
      <text:p text:style-name="P30"><text:a xlink:type="simple" xlink:href="https://www.iconspng.com/image/149422/scribblenauts-dog-catcher" text:style-name="Internet_20_link" text:visited-style-name="Visited_20_Internet_20_Link">https://www.iconspng.com/image/149422/scribblenauts-dog-catcher</text:a> </text:p>
      <text:p text:style-name="P30"><text:a xlink:type="simple" xlink:href="https://www.flaticon.com/free-icon/kitty_763756" text:style-name="Internet_20_link" text:visited-style-name="Visited_20_Internet_20_Link">https://www.flaticon.com/free-icon/kitty_763756</text:a> </text:p>
      <text:p text:style-name="P30"><text:a xlink:type="simple" xlink:href="https://www.flaticon.com/free-icon/key_2647388?term=key&amp;page=1&amp;position=73" text:style-name="Internet_20_link" text:visited-style-name="Visited_20_Internet_20_Link">https://www.flaticon.com/free-icon/key_2647388?term=key&amp;page=1&amp;position=73</text:a> </text:p>
      <text:p text:style-name="P30"><text:a xlink:type="simple" xlink:href="https://www.flaticon.com/free-icon/close_1828665?term=cross&amp;page=1&amp;position=12" text:style-name="Internet_20_link" text:visited-style-name="Visited_20_Internet_20_Link">https://www.flaticon.com/free-icon/close_1828665?term=cross&amp;page=1&amp;position=12</text:a> </text:p>
      <text:p text:style-name="P30"><text:a xlink:type="simple" xlink:href="https://encrypted-tbn0.gstatic.com/images?q=tbn%3AANd9GcTq8_qe9oKIEPXEzXMX1byp0faZGDz9WlLjtA0BBBKRQts-TyC2&amp;usqp=CAU" text:style-name="Internet_20_link" text:visited-style-name="Visited_20_Internet_20_Link">https://encrypted-tbn0.gstatic.com/images?q=tbn%3AANd9GcTq8_qe9oKIEPXEzXMX1byp0faZGDz9WlLjtA0BBBKRQts-TyC2&amp;usqp=CAU</text:a> </text:p>
      <text:p text:style-name="P30"><text:a xlink:type="simple" xlink:href="https://www.flaticon.com/free-icon/heart_1216649?term=heart&amp;page=1&amp;position=57" text:style-name="Internet_20_link" text:visited-style-name="Visited_20_Internet_20_Link">https://www.flaticon.com/free-icon/heart_1216649?term=heart&amp;page=1&amp;position=57</text:a> </text:p>
      <text:p text:style-name="P30"><text:a xlink:type="simple" xlink:href="https://www.flaticon.com/free-icon/wave_1182902?term=wave&amp;page=1&amp;position=51" text:style-name="Internet_20_link" text:visited-style-name="Visited_20_Internet_20_Link">https://www.flaticon.com/free-icon/wave_1182902?term=wave&amp;page=1&amp;position=51</text:a> </text:p>
      <text:p text:style-name="P30"><text:a xlink:type="simple" xlink:href="https://www.flaticon.com/free-icon/bone_760991?term=dog&amp;page=2&amp;position=42" text:style-name="Internet_20_link" text:visited-style-name="Visited_20_Internet_20_Link">https://www.flaticon.com/free-icon/bone_760991?term=dog&amp;page=2&amp;position=42</text:a> </text:p>
      <text:p text:style-name="P30"><text:a xlink:type="simple" xlink:href="https://www.flaticon.com/free-icon/dog_616720?term=dog&amp;page=2&amp;position=43" text:style-name="Internet_20_link" text:visited-style-name="Visited_20_Internet_20_Link">https://www.flaticon.com/free-icon/dog_616720?term=dog&amp;page=2&amp;position=43</text:a> </text:p>
      <text:p text:style-name="P30"><text:a xlink:type="simple" xlink:href="https://www.wavsource.com/animals/animals2.htm" text:style-name="Internet_20_link" text:visited-style-name="Visited_20_Internet_20_Link">https://www.wavsource.com/animals/animals2.htm</text:a> </text:p>
      <text:p text:style-name="P30"><text:a xlink:type="simple" xlink:href="http://soundbible.com/tags-dog.html" text:style-name="Internet_20_link" text:visited-style-name="Visited_20_Internet_20_Link">http://soundbible.com/tags-dog.html</text:a> </text:p>
      <text:p text:style-name="P30"><text:a xlink:type="simple" xlink:href="https://freesound.org/people/myfox14/sounds/382310/" text:style-name="Internet_20_link" text:visited-style-name="Visited_20_Internet_20_Link">https://freesound.org/people/myfox14/sounds/382310/</text:a> </text:p>
      <text:p text:style-name="P30"><text:a xlink:type="simple" xlink:href="https://freesound.org/people/Leszek_Szary/sounds/171670/" text:style-name="Internet_20_link" text:visited-style-name="Visited_20_Internet_20_Link">https://freesound.org/people/Leszek_Szary/sounds/171670/</text:a> </text:p>
      <text:p text:style-name="P30"><text:a xlink:type="simple" xlink:href="https://freesound.org/people/FunWithSound/sounds/456966/" text:style-name="Internet_20_link" text:visited-style-name="Visited_20_Internet_20_Link">https://freesound.org/people/FunWithSound/sounds/456966/</text:a> </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8T11:08:53.132000000</meta:creation-date>
    <meta:editing-duration>PT14M28S</meta:editing-duration>
    <meta:editing-cycles>3</meta:editing-cycles>
    <meta:generator>LibreOffice/6.1.0.3$Windows_X86_64 LibreOffice_project/efb621ed25068d70781dc026f7e9c5187a4decd1</meta:generator>
    <dc:date>2020-06-18T19:44:43.963000000</dc:date>
    <meta:document-statistic meta:table-count="0" meta:image-count="0" meta:object-count="0" meta:page-count="4" meta:paragraph-count="104" meta:word-count="2007" meta:character-count="12383" meta:non-whitespace-character-count="10361"/>
  </office:meta>
</office:document-meta>
</file>